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2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1.4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6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65cm" fo:min-width="2.8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3cm" svg:height="1cm" svg:x="6cm" svg:y="1.1cm">
          <draw:text-box>
            <text:p>Sire 1</text:p>
          </draw:text-box>
        </draw:frame>
        <draw:frame draw:style-name="gr2" draw:text-style-name="P1" draw:layer="layout" svg:width="2.7cm" svg:height="1.1cm" svg:x="1.7cm" svg:y="1.9cm">
          <draw:text-box>
            <text:p>Dam 2</text:p>
          </draw:text-box>
        </draw:frame>
        <draw:frame draw:style-name="gr2" draw:text-style-name="P1" draw:layer="layout" svg:width="3.3cm" svg:height="1.1cm" svg:x="10.4cm" svg:y="1.9cm">
          <draw:text-box>
            <text:p>Dam 3</text:p>
          </draw:text-box>
        </draw:frame>
        <draw:frame draw:style-name="gr3" draw:text-style-name="P1" draw:layer="layout" svg:width="3.4cm" svg:height="1.673cm" svg:x="5.5cm" svg:y="6cm">
          <draw:text-box>
            <text:p>Selection</text:p>
            <text:p>candidate</text:p>
          </draw:text-box>
        </draw:frame>
        <draw:frame draw:style-name="gr4" draw:text-style-name="P1" draw:layer="layout" svg:width="3.1cm" svg:height="1.2cm" svg:x="1cm" svg:y="6.1cm">
          <draw:text-box>
            <text:p>Full-sib 4</text:p>
          </draw:text-box>
        </draw:frame>
        <draw:frame draw:style-name="gr4" draw:text-style-name="P1" draw:layer="layout" svg:width="3.1cm" svg:height="1.2cm" svg:x="1cm" svg:y="7.2cm">
          <draw:text-box>
            <text:p>Full-sib 5</text:p>
          </draw:text-box>
        </draw:frame>
        <draw:frame draw:style-name="gr4" draw:text-style-name="P1" draw:layer="layout" svg:width="3.4cm" svg:height="1.2cm" svg:x="9.8cm" svg:y="6.1cm">
          <draw:text-box>
            <text:p>Half-sib 6</text:p>
          </draw:text-box>
        </draw:frame>
        <draw:frame draw:style-name="gr4" draw:text-style-name="P1" draw:layer="layout" svg:width="3.4cm" svg:height="1.2cm" svg:x="9.8cm" svg:y="7cm">
          <draw:text-box>
            <text:p>Half-sib 7</text:p>
          </draw:text-box>
        </draw:frame>
        <draw:frame draw:style-name="gr4" draw:text-style-name="P1" draw:layer="layout" svg:width="3.4cm" svg:height="1.2cm" svg:x="9.8cm" svg:y="7.9cm">
          <draw:text-box>
            <text:p>Half-sib 8</text:p>
          </draw:text-box>
        </draw:frame>
        <draw:frame draw:style-name="gr4" draw:text-style-name="P1" draw:layer="layout" svg:width="3.4cm" svg:height="1.2cm" svg:x="9.8cm" svg:y="8.8cm">
          <draw:text-box>
            <text:p>Half-sib 9</text:p>
          </draw:text-box>
        </draw:frame>
        <draw:custom-shape draw:style-name="gr5" draw:text-style-name="P2" draw:layer="layout" svg:width="2.6cm" svg:height="1.2cm" svg:x="5.8cm" svg:y="0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cm" svg:height="1.2cm" svg:x="1.5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8cm" svg:height="1.2cm" svg:x="10.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1cm" svg:height="2.4cm" svg:x="1cm" svg:y="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3cm" svg:height="1.8cm" svg:x="5.5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3cm" svg:height="3.9cm" svg:x="9.7cm" svg:y="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7.1cm" svg:y1="2.1cm" svg:x2="3cm" svg:y2="6cm">
          <text:p/>
        </draw:line>
        <draw:line draw:style-name="gr10" draw:text-style-name="P2" draw:layer="layout" svg:x1="7.2cm" svg:y1="2.1cm" svg:x2="7.2cm" svg:y2="6cm">
          <text:p/>
        </draw:line>
        <draw:line draw:style-name="gr10" draw:text-style-name="P2" draw:layer="layout" svg:x1="7.5cm" svg:y1="2.1cm" svg:x2="11.2cm" svg:y2="6cm">
          <text:p/>
        </draw:line>
        <draw:line draw:style-name="gr10" draw:text-style-name="P2" draw:layer="layout" svg:x1="3cm" svg:y1="3cm" svg:x2="2.8cm" svg:y2="6cm">
          <text:p/>
        </draw:line>
        <draw:line draw:style-name="gr10" draw:text-style-name="P2" draw:layer="layout" svg:x1="11.6cm" svg:y1="3cm" svg:x2="11.4cm" svg:y2="6cm">
          <text:p/>
        </draw:line>
        <draw:line draw:style-name="gr10" draw:text-style-name="P2" draw:layer="layout" svg:x1="3.59cm" svg:y1="2.901cm" svg:x2="6.9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2T04:55:47.853625350</dc:date>
    <meta:editing-duration>PT2M32S</meta:editing-duration>
    <meta:editing-cycles>3</meta:editing-cycles>
    <meta:generator>LibreOffice/6.1.0.3$MacOSX_X86_64 LibreOffice_project/efb621ed25068d70781dc026f7e9c5187a4decd1</meta:generator>
    <meta:document-statistic meta:object-count="22"/>
  </office:meta>
</office:document-meta>
</file>